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20100000308000002A8774970F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25cm"/>
    </style:style>
    <style:style style:name="gr3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999cm" svg:height="19cm" svg:x="0.501cm" svg:y="0.5cm">
          <draw:image xlink:href="Pictures/1000020100000308000002A8774970FD.png" xlink:type="simple" xlink:show="embed" xlink:actuate="onLoad">
            <text:p/>
          </draw:image>
        </draw:frame>
        <draw:frame draw:style-name="gr2" draw:layer="layout" svg:width="16.5cm" svg:height="2.5cm" svg:x="1cm" svg:y="20cm">
          <draw:text-box>
            <text:p>cd "C:\Users\James et Matthew\Desktop\Groupe comm privé"</text:p>
            <text:p/>
          </draw:text-box>
        </draw:frame>
        <draw:frame draw:style-name="gr3" draw:layer="layout" svg:width="18cm" svg:height="2cm" svg:x="1cm" svg:y="23.5cm">
          <draw:text-box>
            <text:p>py -3 app.py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6M8S</meta:editing-duration>
    <meta:editing-cycles>3</meta:editing-cycles>
    <meta:generator>OpenOffice/4.1.8$Win32 OpenOffice.org_project/418m3$Build-9803</meta:generator>
    <dc:date>2025-08-11T16:19:11.11</dc:date>
    <meta:document-statistic meta:object-count="3"/>
  </office:meta>
</office:document-meta>
</file>